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024x1024_resultado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Valores</text:p>
          </table:table-cell>
          <table:table-cell table:style-name="ce1" office:value-type="string" calcext:value-type="string">
            <text:p>Valores menos a média</text:p>
          </table:table-cell>
          <table:table-cell table:style-name="ce1" office:value-type="string" calcext:value-type="string">
            <text:p>Valores menos a média ao quadrad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office:value-type="float" office:value="3200.238964" calcext:value-type="float">
            <text:p>3200.238964</text:p>
          </table:table-cell>
          <table:table-cell table:formula="of:=[.A2]-[.$D$2]" office:value-type="float" office:value="33.5271149" calcext:value-type="float">
            <text:p>33.5271149</text:p>
          </table:table-cell>
          <table:table-cell table:formula="of:=POWER([.B2]; 2)" office:value-type="float" office:value="1124.0674335178" calcext:value-type="float">
            <text:p>1124.0674335178</text:p>
          </table:table-cell>
          <table:table-cell table:formula="of:=AVERAGE([.A2:.A21])" office:value-type="float" office:value="3166.7118491" calcext:value-type="float">
            <text:p>3166.7118491</text:p>
          </table:table-cell>
          <table:table-cell table:formula="of:=MAX([.A2:.A21])" office:value-type="float" office:value="3264.09058" calcext:value-type="float">
            <text:p>3264.09058</text:p>
          </table:table-cell>
          <table:table-cell table:formula="of:=MIN([.A2:.A21])" office:value-type="float" office:value="3127.373512" calcext:value-type="float">
            <text:p>3127.373512</text:p>
          </table:table-cell>
          <table:table-cell table:formula="of:=SQRT((1/20)*SUM([.C2:.C21]))" office:value-type="float" office:value="35.3836528252883" calcext:value-type="float">
            <text:p>35.3836528252883</text:p>
          </table:table-cell>
        </table:table-row>
        <table:table-row table:style-name="ro1">
          <table:table-cell office:value-type="float" office:value="3216.327051" calcext:value-type="float">
            <text:p>3216.327051</text:p>
          </table:table-cell>
          <table:table-cell table:formula="of:=[.A3]-[.$D$2]" office:value-type="float" office:value="49.6152019000001" calcext:value-type="float">
            <text:p>49.6152019000001</text:p>
          </table:table-cell>
          <table:table-cell table:formula="of:=POWER([.B3]; 2)" office:value-type="float" office:value="2461.66825957777" calcext:value-type="float">
            <text:p>2461.66825957777</text:p>
          </table:table-cell>
          <table:table-cell table:number-columns-repeated="4"/>
        </table:table-row>
        <table:table-row table:style-name="ro1">
          <table:table-cell office:value-type="float" office:value="3170.025795" calcext:value-type="float">
            <text:p>3170.025795</text:p>
          </table:table-cell>
          <table:table-cell table:formula="of:=[.A4]-[.$D$2]" office:value-type="float" office:value="3.31394589999991" calcext:value-type="float">
            <text:p>3.31394589999991</text:p>
          </table:table-cell>
          <table:table-cell table:formula="of:=POWER([.B4]; 2)" office:value-type="float" office:value="10.9822374281262" calcext:value-type="float">
            <text:p>10.9822374281262</text:p>
          </table:table-cell>
          <table:table-cell table:number-columns-repeated="4"/>
        </table:table-row>
        <table:table-row table:style-name="ro1">
          <table:table-cell office:value-type="float" office:value="3152.381512" calcext:value-type="float">
            <text:p>3152.381512</text:p>
          </table:table-cell>
          <table:table-cell table:formula="of:=[.A5]-[.$D$2]" office:value-type="float" office:value="-14.3303371000002" calcext:value-type="float">
            <text:p>-14.3303371000002</text:p>
          </table:table-cell>
          <table:table-cell table:formula="of:=POWER([.B5]; 2)" office:value-type="float" office:value="205.358561399642" calcext:value-type="float">
            <text:p>205.358561399642</text:p>
          </table:table-cell>
          <table:table-cell table:number-columns-repeated="4"/>
        </table:table-row>
        <table:table-row table:style-name="ro1">
          <table:table-cell office:value-type="float" office:value="3155.925693" calcext:value-type="float">
            <text:p>3155.925693</text:p>
          </table:table-cell>
          <table:table-cell table:formula="of:=[.A6]-[.$D$2]" office:value-type="float" office:value="-10.7861561" calcext:value-type="float">
            <text:p>-10.7861561</text:p>
          </table:table-cell>
          <table:table-cell table:formula="of:=POWER([.B6]; 2)" office:value-type="float" office:value="116.341163413567" calcext:value-type="float">
            <text:p>116.341163413567</text:p>
          </table:table-cell>
          <table:table-cell table:number-columns-repeated="4"/>
        </table:table-row>
        <table:table-row table:style-name="ro1">
          <table:table-cell office:value-type="float" office:value="3167.598368" calcext:value-type="float">
            <text:p>3167.598368</text:p>
          </table:table-cell>
          <table:table-cell table:formula="of:=[.A7]-[.$D$2]" office:value-type="float" office:value="0.886518899999828" calcext:value-type="float">
            <text:p>0.886518899999828</text:p>
          </table:table-cell>
          <table:table-cell table:formula="of:=POWER([.B7]; 2)" office:value-type="float" office:value="0.785915760056905" calcext:value-type="float">
            <text:p>0.785915760056905</text:p>
          </table:table-cell>
          <table:table-cell table:number-columns-repeated="4"/>
        </table:table-row>
        <table:table-row table:style-name="ro1">
          <table:table-cell office:value-type="float" office:value="3163.915308" calcext:value-type="float">
            <text:p>3163.915308</text:p>
          </table:table-cell>
          <table:table-cell table:formula="of:=[.A8]-[.$D$2]" office:value-type="float" office:value="-2.79654110000001" calcext:value-type="float">
            <text:p>-2.79654110000001</text:p>
          </table:table-cell>
          <table:table-cell table:formula="of:=POWER([.B8]; 2)" office:value-type="float" office:value="7.82064212398928" calcext:value-type="float">
            <text:p>7.82064212398928</text:p>
          </table:table-cell>
          <table:table-cell table:number-columns-repeated="4"/>
        </table:table-row>
        <table:table-row table:style-name="ro1">
          <table:table-cell office:value-type="float" office:value="3156.269686" calcext:value-type="float">
            <text:p>3156.269686</text:p>
          </table:table-cell>
          <table:table-cell table:formula="of:=[.A9]-[.$D$2]" office:value-type="float" office:value="-10.4421631" calcext:value-type="float">
            <text:p>-10.4421631</text:p>
          </table:table-cell>
          <table:table-cell table:formula="of:=POWER([.B9]; 2)" office:value-type="float" office:value="109.038770207002" calcext:value-type="float">
            <text:p>109.038770207002</text:p>
          </table:table-cell>
          <table:table-cell table:number-columns-repeated="4"/>
        </table:table-row>
        <table:table-row table:style-name="ro1">
          <table:table-cell office:value-type="float" office:value="3171.450725" calcext:value-type="float">
            <text:p>3171.450725</text:p>
          </table:table-cell>
          <table:table-cell table:formula="of:=[.A10]-[.$D$2]" office:value-type="float" office:value="4.73887590000004" calcext:value-type="float">
            <text:p>4.73887590000004</text:p>
          </table:table-cell>
          <table:table-cell table:formula="of:=POWER([.B10]; 2)" office:value-type="float" office:value="22.4569447956012" calcext:value-type="float">
            <text:p>22.4569447956012</text:p>
          </table:table-cell>
          <table:table-cell table:number-columns-repeated="4"/>
        </table:table-row>
        <table:table-row table:style-name="ro1">
          <table:table-cell office:value-type="float" office:value="3127.373512" calcext:value-type="float">
            <text:p>3127.373512</text:p>
          </table:table-cell>
          <table:table-cell table:formula="of:=[.A11]-[.$D$2]" office:value-type="float" office:value="-39.3383371" calcext:value-type="float">
            <text:p>-39.3383371</text:p>
          </table:table-cell>
          <table:table-cell table:formula="of:=POWER([.B11]; 2)" office:value-type="float" office:value="1547.50476579324" calcext:value-type="float">
            <text:p>1547.50476579324</text:p>
          </table:table-cell>
          <table:table-cell table:number-columns-repeated="4"/>
        </table:table-row>
        <table:table-row table:style-name="ro1">
          <table:table-cell office:value-type="float" office:value="3163.391408" calcext:value-type="float">
            <text:p>3163.391408</text:p>
          </table:table-cell>
          <table:table-cell table:formula="of:=[.A12]-[.$D$2]" office:value-type="float" office:value="-3.32044110000015" calcext:value-type="float">
            <text:p>-3.32044110000015</text:p>
          </table:table-cell>
          <table:table-cell table:formula="of:=POWER([.B12]; 2)" office:value-type="float" office:value="11.0253290985702" calcext:value-type="float">
            <text:p>11.0253290985702</text:p>
          </table:table-cell>
          <table:table-cell table:number-columns-repeated="4"/>
        </table:table-row>
        <table:table-row table:style-name="ro1">
          <table:table-cell office:value-type="float" office:value="3136.101543" calcext:value-type="float">
            <text:p>3136.101543</text:p>
          </table:table-cell>
          <table:table-cell table:formula="of:=[.A13]-[.$D$2]" office:value-type="float" office:value="-30.6103060999999" calcext:value-type="float">
            <text:p>-30.6103060999999</text:p>
          </table:table-cell>
          <table:table-cell table:formula="of:=POWER([.B13]; 2)" office:value-type="float" office:value="936.99083953569" calcext:value-type="float">
            <text:p>936.99083953569</text:p>
          </table:table-cell>
          <table:table-cell table:number-columns-repeated="4"/>
        </table:table-row>
        <table:table-row table:style-name="ro1">
          <table:table-cell office:value-type="float" office:value="3127.571987" calcext:value-type="float">
            <text:p>3127.571987</text:p>
          </table:table-cell>
          <table:table-cell table:formula="of:=[.A14]-[.$D$2]" office:value-type="float" office:value="-39.1398621000003" calcext:value-type="float">
            <text:p>-39.1398621000003</text:p>
          </table:table-cell>
          <table:table-cell table:formula="of:=POWER([.B14]; 2)" office:value-type="float" office:value="1531.92880520704" calcext:value-type="float">
            <text:p>1531.92880520704</text:p>
          </table:table-cell>
          <table:table-cell table:number-columns-repeated="4"/>
        </table:table-row>
        <table:table-row table:style-name="ro1">
          <table:table-cell office:value-type="float" office:value="3226.238592" calcext:value-type="float">
            <text:p>3226.238592</text:p>
          </table:table-cell>
          <table:table-cell table:formula="of:=[.A15]-[.$D$2]" office:value-type="float" office:value="59.5267429" calcext:value-type="float">
            <text:p>59.5267429</text:p>
          </table:table-cell>
          <table:table-cell table:formula="of:=POWER([.B15]; 2)" office:value-type="float" office:value="3543.43312028271" calcext:value-type="float">
            <text:p>3543.43312028271</text:p>
          </table:table-cell>
          <table:table-cell table:number-columns-repeated="4"/>
        </table:table-row>
        <table:table-row table:style-name="ro1">
          <table:table-cell office:value-type="float" office:value="3172.069923" calcext:value-type="float">
            <text:p>3172.069923</text:p>
          </table:table-cell>
          <table:table-cell table:formula="of:=[.A16]-[.$D$2]" office:value-type="float" office:value="5.35807389999991" calcext:value-type="float">
            <text:p>5.35807389999991</text:p>
          </table:table-cell>
          <table:table-cell table:formula="of:=POWER([.B16]; 2)" office:value-type="float" office:value="28.7089559178602" calcext:value-type="float">
            <text:p>28.7089559178602</text:p>
          </table:table-cell>
          <table:table-cell table:number-columns-repeated="4"/>
        </table:table-row>
        <table:table-row table:style-name="ro1">
          <table:table-cell office:value-type="float" office:value="3170.960845" calcext:value-type="float">
            <text:p>3170.960845</text:p>
          </table:table-cell>
          <table:table-cell table:formula="of:=[.A17]-[.$D$2]" office:value-type="float" office:value="4.24899589999995" calcext:value-type="float">
            <text:p>4.24899589999995</text:p>
          </table:table-cell>
          <table:table-cell table:formula="of:=POWER([.B17]; 2)" office:value-type="float" office:value="18.0539661582164" calcext:value-type="float">
            <text:p>18.0539661582164</text:p>
          </table:table-cell>
          <table:table-cell table:number-columns-repeated="4"/>
        </table:table-row>
        <table:table-row table:style-name="ro1">
          <table:table-cell office:value-type="float" office:value="3264.09058" calcext:value-type="float">
            <text:p>3264.09058</text:p>
          </table:table-cell>
          <table:table-cell table:formula="of:=[.A18]-[.$D$2]" office:value-type="float" office:value="97.3787308999999" calcext:value-type="float">
            <text:p>97.3787308999999</text:p>
          </table:table-cell>
          <table:table-cell table:formula="of:=POWER([.B18]; 2)" office:value-type="float" office:value="9482.6172316946" calcext:value-type="float">
            <text:p>9482.6172316946</text:p>
          </table:table-cell>
          <table:table-cell table:number-columns-repeated="4"/>
        </table:table-row>
        <table:table-row table:style-name="ro1">
          <table:table-cell office:value-type="float" office:value="3132.642336" calcext:value-type="float">
            <text:p>3132.642336</text:p>
          </table:table-cell>
          <table:table-cell table:formula="of:=[.A19]-[.$D$2]" office:value-type="float" office:value="-34.0695131000002" calcext:value-type="float">
            <text:p>-34.0695131000002</text:p>
          </table:table-cell>
          <table:table-cell table:formula="of:=POWER([.B19]; 2)" office:value-type="float" office:value="1160.73172287109" calcext:value-type="float">
            <text:p>1160.73172287109</text:p>
          </table:table-cell>
          <table:table-cell table:number-columns-repeated="4"/>
        </table:table-row>
        <table:table-row table:style-name="ro1">
          <table:table-cell office:value-type="float" office:value="3129.489422" calcext:value-type="float">
            <text:p>3129.489422</text:p>
          </table:table-cell>
          <table:table-cell table:formula="of:=[.A20]-[.$D$2]" office:value-type="float" office:value="-37.2224271" calcext:value-type="float">
            <text:p>-37.2224271</text:p>
          </table:table-cell>
          <table:table-cell table:formula="of:=POWER([.B20]; 2)" office:value-type="float" office:value="1385.50907921481" calcext:value-type="float">
            <text:p>1385.50907921481</text:p>
          </table:table-cell>
          <table:table-cell table:number-columns-repeated="4"/>
        </table:table-row>
        <table:table-row table:style-name="ro1">
          <table:table-cell office:value-type="float" office:value="3130.173732" calcext:value-type="float">
            <text:p>3130.173732</text:p>
          </table:table-cell>
          <table:table-cell table:formula="of:=[.A21]-[.$D$2]" office:value-type="float" office:value="-36.5381170999999" calcext:value-type="float">
            <text:p>-36.5381170999999</text:p>
          </table:table-cell>
          <table:table-cell table:formula="of:=POWER([.B21]; 2)" office:value-type="float" office:value="1335.03400121331" calcext:value-type="float">
            <text:p>1335.034001213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0T14:10:10.675041166</dc:date>
    <meta:editing-duration>PT43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